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Mono" fo:font-size="17pt" fo:font-style="normal" style:text-underline-style="none" fo:font-weight="bold" officeooo:rsid="000f9707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Mono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style:font-name="Mono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Mono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Mono" fo:font-size="11pt" fo:font-style="normal" style:text-underline-style="none" fo:font-weight="normal" officeooo:rsid="00179527" style:text-blinking="false" fo:background-color="transparent"/>
    </style:style>
    <style:style style:name="P6" style:family="paragraph" style:parent-style-name="Text_20_body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Mono" fo:font-size="11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style:text-properties style:font-name="Mono" fo:font-size="11pt" officeooo:rsid="0017d76c" officeooo:paragraph-rsid="0017d76c" style:font-size-asian="11pt" style:font-size-complex="11pt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Mon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731af511-7fff-f412-9de4-a4b0f33237bb"/>We Will Rock You</text:h>
      <text:p text:style-name="P5">1977 Queen. Brian wanted a song that the audience could participate in. </text:p>
      <text:p text:style-name="P7">(Key of E Blues)</text:p>
      <text:p text:style-name="P4"><text:span text:style-name="T2">Buddy, you′re a boy, make a big noise</text:span><text:span text:style-name="T1"> <text:tab/><text:tab/><text:tab/><text:tab/><text:tab/><text:tab/></text:span><text:span text:style-name="T2">81</text:span></text:p>
      <text:p text:style-name="P2">Playing in the street, gonna be a big man someday</text:p>
      <text:p text:style-name="P2">You got mud on your face, you big disgrace</text:p>
      <text:p text:style-name="P2">Kicking your can all over the place, singin'</text:p>
      <text:p text:style-name="P3"/>
      <text:p text:style-name="P6">We will, we will rock you</text:p>
      <text:p text:style-name="P6">We will, we will rock you</text:p>
      <text:p text:style-name="P3"/>
      <text:p text:style-name="P2">Buddy, you′re a young man, hard man</text:p>
      <text:p text:style-name="P2">Shouting in the street, gonna take on the world someday</text:p>
      <text:p text:style-name="P2">You got blood on your face, you big disgrace</text:p>
      <text:p text:style-name="P2">Waving your banner all over the place</text:p>
      <text:p text:style-name="P3"/>
      <text:p text:style-name="P6">We will, we will rock you</text:p>
      <text:p text:style-name="P6">Sing it out</text:p>
      <text:p text:style-name="P6">We will, we will rock you</text:p>
      <text:p text:style-name="P3"/>
      <text:p text:style-name="P2">Buddy, you're an old man, poor man</text:p>
      <text:p text:style-name="P2">Pleading with your eyes, gonna make you some peace someday</text:p>
      <text:p text:style-name="P2">You got mud on your face, big disgrace</text:p>
      <text:p text:style-name="P2">Somebody better put you back into your place</text:p>
      <text:p text:style-name="P3"/>
      <text:p text:style-name="P6">We will, we will rock you</text:p>
      <text:p text:style-name="P6">Sing it</text:p>
      <text:p text:style-name="P6">We will, we will rock you</text:p>
      <text:p text:style-name="P6">Everybody</text:p>
      <text:p text:style-name="P6">We will, we will rock you</text:p>
      <text:p text:style-name="P6">Hmm</text:p>
      <text:p text:style-name="P6">We will, we will rock you</text:p>
      <text:p text:style-name="P6">Alright</text:p>
      <text:p text:style-name="P8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su </meta:initial-creator>
    <meta:creation-date>2011-03-24T11:41:33</meta:creation-date>
    <dc:date>2024-08-28T11:49:46.909000000</dc:date>
    <meta:editing-duration>PT5H12M46S</meta:editing-duration>
    <meta:editing-cycles>9</meta:editing-cycles>
    <meta:generator>LibreOffice/7.3.0.3$Windows_X86_64 LibreOffice_project/0f246aa12d0eee4a0f7adcefbf7c878fc2238db3</meta:generator>
    <meta:print-date>2024-08-28T11:49:46.028000000</meta:print-date>
    <meta:document-statistic meta:table-count="0" meta:image-count="0" meta:object-count="0" meta:page-count="1" meta:paragraph-count="29" meta:word-count="178" meta:character-count="868" meta:non-whitespace-character-count="710"/>
  </office:meta>
</office:document-meta>
</file>